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4.7701in" svg:height="3.0453in" svg:x="0.011in" svg:y="1.5173in">
            <draw:object draw:notify-on-update-of-ranges="Sheet1.H2:Sheet1.H6 Sheet1.I2:Sheet1.I6 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7701in" svg:height="3.0453in" svg:x="5.3343in" svg:y="1.5071in">
            <draw:object draw:notify-on-update-of-ranges="Sheet1.C2:Sheet1.C6 Sheet1.D2:Sheet1.D6 Sheet1.F2:Sheet1.F6 Sheet1.G2:Sheet1.G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3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ero'ed X</text:p>
          </table:table-cell>
          <table:table-cell office:value-type="string">
            <text:p>zero'ed Y</text:p>
          </table:table-cell>
          <table:table-cell table:style-name="Default" office:value-type="string">
            <text:p>theta</text:p>
          </table:table-cell>
          <table:table-cell office:value-type="string">
            <text:p>TEMP X</text:p>
          </table:table-cell>
          <table:table-cell office:value-type="string">
            <text:p>TEMP Y</text:p>
          </table:table-cell>
          <table:table-cell office:value-type="string">
            <text:p>New X</text:p>
          </table:table-cell>
          <table:table-cell office:value-type="string">
            <text:p>New Y</text:p>
          </table:table-cell>
          <table:table-cell/>
        </table:table-row>
        <table:table-row table:style-name="ro3">
          <table:table-cell office:value-type="float" office:value="461">
            <text:p>461</text:p>
          </table:table-cell>
          <table:table-cell office:value-type="float" office:value="381">
            <text:p>381</text:p>
          </table:table-cell>
          <table:table-cell table:formula="of:=[.A2]-[.A2]" office:value-type="float" office:value="0">
            <text:p>0</text:p>
          </table:table-cell>
          <table:table-cell table:formula="of:=[.B2]-[.B2]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([.C2]*COS(RADIANS([.E2])))-([.D2]*SIN(RADIANS([.E2])))" office:value-type="float" office:value="0">
            <text:p>0</text:p>
          </table:table-cell>
          <table:table-cell table:formula="of:=([.C2]*SIN(RADIANS([.E2])))+([.D2]*COS(RADIANS([.E2])))" office:value-type="float" office:value="0">
            <text:p>0</text:p>
          </table:table-cell>
          <table:table-cell table:formula="of:=[.F2]+[.A2]" office:value-type="float" office:value="461">
            <text:p>461</text:p>
          </table:table-cell>
          <table:table-cell table:formula="of:=[.G2]+[.B2]" office:value-type="float" office:value="381">
            <text:p>381</text:p>
          </table:table-cell>
          <table:table-cell office:value-type="string">
            <text:p>top left</text:p>
          </table:table-cell>
        </table:table-row>
        <table:table-row table:style-name="ro3">
          <table:table-cell office:value-type="float" office:value="481">
            <text:p>481</text:p>
          </table:table-cell>
          <table:table-cell office:value-type="float" office:value="381">
            <text:p>381</text:p>
          </table:table-cell>
          <table:table-cell table:formula="of:=[.A3]-[.A2]" office:value-type="float" office:value="20">
            <text:p>20</text:p>
          </table:table-cell>
          <table:table-cell table:formula="of:=[.B3]-[.B2]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([.C3]*COS(RADIANS([.E3])))-([.D3]*SIN(RADIANS([.E3])))" office:value-type="float" office:value="14.142135623731">
            <text:p>14.14</text:p>
          </table:table-cell>
          <table:table-cell table:formula="of:=([.C3]*SIN(RADIANS([.E3])))+([.D3]*COS(RADIANS([.E3])))" office:value-type="float" office:value="14.142135623731">
            <text:p>14.14</text:p>
          </table:table-cell>
          <table:table-cell table:formula="of:=[.F3]+[.A2]" office:value-type="float" office:value="475.142135623731">
            <text:p>475.14</text:p>
          </table:table-cell>
          <table:table-cell table:formula="of:=[.G3]+[.B2]" office:value-type="float" office:value="395.142135623731">
            <text:p>395.14</text:p>
          </table:table-cell>
          <table:table-cell office:value-type="string">
            <text:p>top right</text:p>
          </table:table-cell>
        </table:table-row>
        <table:table-row table:style-name="ro3">
          <table:table-cell office:value-type="float" office:value="481">
            <text:p>481</text:p>
          </table:table-cell>
          <table:table-cell office:value-type="float" office:value="421">
            <text:p>421</text:p>
          </table:table-cell>
          <table:table-cell table:formula="of:=[.A4]-[.A2]" office:value-type="float" office:value="20">
            <text:p>20</text:p>
          </table:table-cell>
          <table:table-cell table:formula="of:=[.B4]-[.B2]"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([.C4]*COS(RADIANS([.E4])))-([.D4]*SIN(RADIANS([.E4])))" office:value-type="float" office:value="-14.1421356237309">
            <text:p>-14.14</text:p>
          </table:table-cell>
          <table:table-cell table:formula="of:=([.C4]*SIN(RADIANS([.E4])))+([.D4]*COS(RADIANS([.E4])))" office:value-type="float" office:value="42.4264068711929">
            <text:p>42.43</text:p>
          </table:table-cell>
          <table:table-cell table:formula="of:=[.F4]+[.A2]" office:value-type="float" office:value="446.857864376269">
            <text:p>446.86</text:p>
          </table:table-cell>
          <table:table-cell table:formula="of:=[.G4]+[.B2]" office:value-type="float" office:value="423.426406871193">
            <text:p>423.43</text:p>
          </table:table-cell>
          <table:table-cell office:value-type="string">
            <text:p>bottom right</text:p>
          </table:table-cell>
        </table:table-row>
        <table:table-row table:style-name="ro3">
          <table:table-cell office:value-type="float" office:value="461">
            <text:p>461</text:p>
          </table:table-cell>
          <table:table-cell office:value-type="float" office:value="421">
            <text:p>421</text:p>
          </table:table-cell>
          <table:table-cell table:formula="of:=[.A5]-[.A2]" office:value-type="float" office:value="0">
            <text:p>0</text:p>
          </table:table-cell>
          <table:table-cell table:formula="of:=[.B5]-[.B2]"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([.C5]*COS(RADIANS([.E5])))-([.D5]*SIN(RADIANS([.E5])))" office:value-type="float" office:value="-28.2842712474619">
            <text:p>-28.28</text:p>
          </table:table-cell>
          <table:table-cell table:formula="of:=([.C5]*SIN(RADIANS([.E5])))+([.D5]*COS(RADIANS([.E5])))" office:value-type="float" office:value="28.2842712474619">
            <text:p>28.28</text:p>
          </table:table-cell>
          <table:table-cell table:formula="of:=[.F5]+[.A2]" office:value-type="float" office:value="432.715728752538">
            <text:p>432.72</text:p>
          </table:table-cell>
          <table:table-cell table:formula="of:=[.G5]+[.B2]" office:value-type="float" office:value="409.284271247462">
            <text:p>409.28</text:p>
          </table:table-cell>
          <table:table-cell office:value-type="string">
            <text:p>bottom left</text:p>
          </table:table-cell>
        </table:table-row>
        <table:table-row table:style-name="ro3">
          <table:table-cell table:formula="of:=[.A2]" office:value-type="float" office:value="461">
            <text:p>461</text:p>
          </table:table-cell>
          <table:table-cell table:formula="of:=[.B2]" office:value-type="float" office:value="381">
            <text:p>381</text:p>
          </table:table-cell>
          <table:table-cell table:formula="of:=[.C2]" office:value-type="float" office:value="0">
            <text:p>0</text:p>
          </table:table-cell>
          <table:table-cell table:formula="of:=[.D2]" office:value-type="float" office:value="0">
            <text:p>0</text:p>
          </table:table-cell>
          <table:table-cell table:style-name="Default" office:value-type="string">
            <text:p>change theta</text:p>
          </table:table-cell>
          <table:table-cell table:formula="of:=[.F2]" office:value-type="float" office:value="0">
            <text:p>0</text:p>
          </table:table-cell>
          <table:table-cell table:formula="of:=[.G2]" office:value-type="float" office:value="0">
            <text:p>0</text:p>
          </table:table-cell>
          <table:table-cell table:formula="of:=[.H2]" office:value-type="float" office:value="461">
            <text:p>461</text:p>
          </table:table-cell>
          <table:table-cell table:formula="of:=[.I2]" office:value-type="float" office:value="381">
            <text:p>38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08/12/2011</text:date>, <text:time>19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herwood</meta:initial-creator>
    <meta:creation-date>2011-08-10T22:45:54.44</meta:creation-date>
    <dc:date>2011-08-12T19:19:23</dc:date>
    <dc:creator>grrwood </dc:creator>
    <meta:editing-duration>PT11H50M4S</meta:editing-duration>
    <meta:editing-cycles>10</meta:editing-cycles>
    <meta:generator>OpenOffice.org/3.3$Linux OpenOffice.org_project/330m20$Build-9567</meta:generator>
    <meta:document-statistic meta:table-count="3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350" chart:maximum="500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50" chart:maximum="500" chart:interval-major="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17cm" svg:height="7.736cm" xlink:href=".." xlink:type="simple" chart:class="chart:scatter" chart:column-mapping="1 2 0" chart:style-name="ch1">
        <chart:legend chart:legend-position="end" svg:x="9.8cm" svg:y="3.348cm" chart:style-name="ch2"/>
        <chart:plot-area chart:style-name="ch3" table:cell-range-address="Sheet1.H2:Sheet1.I6 Sheet1.B2:Sheet1.B6" svg:x="0.692cm" svg:y="0.751cm" svg:width="8.624cm" svg:height="6.411cm">
          <chartooo:coordinate-region svg:x="1.5cm" svg:y="1.4cm" svg:width="7.536cm" svg:height="5.5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6" chart:class="chart:scatter">
            <chart:domain table:cell-range-address="Sheet1.H2:Sheet1.H6"/>
            <chart:data-point chart:repeated="5"/>
          </chart:series>
          <chart:series chart:style-name="ch8" chart:values-cell-range-address="Sheet1.B2:Sheet1.B6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  <draw:g>
                  <svg:desc>Sheet1.H2:Sheet1.H6</svg:desc>
                </draw:g>
              </table:table-cell>
              <table:table-cell office:value-type="float" office:value="381">
                <text:p>381</text:p>
                <draw:g>
                  <svg:desc>Sheet1.I2:Sheet1.I6</svg:desc>
                </draw:g>
              </table:table-cell>
              <table:table-cell office:value-type="float" office:value="461">
                <text:p>461</text:p>
                <draw:g>
                  <svg:desc>Sheet1.A2:Sheet1.A6</svg:desc>
                </draw:g>
              </table:table-cell>
              <table:table-cell office:value-type="float" office:value="381">
                <text:p>38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.142135623731">
                <text:p>475.142135623731</text:p>
              </table:table-cell>
              <table:table-cell office:value-type="float" office:value="395.142135623731">
                <text:p>395.142135623731</text:p>
              </table:table-cell>
              <table:table-cell office:value-type="float" office:value="481">
                <text:p>4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6.857864376269">
                <text:p>446.857864376269</text:p>
              </table:table-cell>
              <table:table-cell office:value-type="float" office:value="423.426406871193">
                <text:p>423.426406871193</text:p>
              </table:table-cell>
              <table:table-cell office:value-type="float" office:value="481">
                <text:p>48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.715728752538">
                <text:p>432.715728752538</text:p>
              </table:table-cell>
              <table:table-cell office:value-type="float" office:value="409.284271247462">
                <text:p>409.284271247462</text:p>
              </table:table-cell>
              <table:table-cell office:value-type="float" office:value="461">
                <text:p>46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1">
                <text:p>461</text:p>
              </table:table-cell>
              <table:table-cell office:value-type="float" office:value="381">
                <text:p>381</text:p>
              </table:table-cell>
              <table:table-cell office:value-type="float" office:value="461">
                <text:p>461</text:p>
              </table:table-cell>
              <table:table-cell office:value-type="float" office:value="381">
                <text:p>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-100" chart:maximum="100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17cm" svg:height="7.736cm" xlink:href=".." xlink:type="simple" chart:class="chart:scatter" chart:style-name="ch1">
        <chart:legend chart:legend-position="end" svg:x="9.773cm" svg:y="3.348cm" chart:style-name="ch2"/>
        <chart:plot-area chart:style-name="ch3" table:cell-range-address="Sheet1.C2:Sheet1.D6 Sheet1.G2:Sheet1.G6" svg:x="0.692cm" svg:y="0.751cm" svg:width="8.597cm" svg:height="6.411cm">
          <chartooo:coordinate-region svg:x="1.023cm" svg:y="0.95cm" svg:width="7.986cm" svg:height="6.0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class="chart:scatter">
            <chart:domain table:cell-range-address="Sheet1.C2:Sheet1.C6"/>
            <chart:data-point chart:repeated="5"/>
          </chart:series>
          <chart:series chart:style-name="ch8" chart:values-cell-range-address="Sheet1.G2:Sheet1.G6" chart:class="chart:scatter">
            <chart:domain table:cell-range-address="Sheet1.F2:Sheet1.F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6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  <table:table-cell office:value-type="float" office:value="0">
                <text:p>0</text:p>
                <draw:g>
                  <svg:desc>Sheet1.F2:Sheet1.F6</svg:desc>
                </draw:g>
              </table:table-cell>
              <table:table-cell office:value-type="float" office:value="0">
                <text:p>0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14.142135623731">
                <text:p>14.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-14.1421356237309">
                <text:p>-14.1421356237309</text:p>
              </table:table-cell>
              <table:table-cell office:value-type="float" office:value="42.4264068711929">
                <text:p>42.4264068711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-28.2842712474619">
                <text:p>-28.2842712474619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